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officeooo:rsid="00004502" officeooo:paragraph-rsid="00004502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bold" officeooo:rsid="0001032f" officeooo:paragraph-rsid="0001032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4aa24" officeooo:paragraph-rsid="0004aa24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weight="bold" officeooo:rsid="00055b82" officeooo:paragraph-rsid="00055b82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55b82" officeooo:paragraph-rsid="0006361b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bold" officeooo:rsid="0006361b" officeooo:paragraph-rsid="0006361b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aef2" style:font-weight-asian="normal" style:font-weight-complex="normal"/>
    </style:style>
    <style:style style:name="T3" style:family="text">
      <style:text-properties fo:font-weight="normal" officeooo:rsid="00055b82" style:font-weight-asian="normal" style:font-weight-complex="normal"/>
    </style:style>
    <style:style style:name="T4" style:family="text">
      <style:text-properties fo:font-weight="normal" officeooo:rsid="0006361b" style:font-weight-asian="normal" style:font-weight-complex="normal"/>
    </style:style>
    <style:style style:name="T5" style:family="text">
      <style:text-properties fo:font-weight="normal" officeooo:rsid="0004aa24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02aef2" style:font-weight-asian="normal" style:font-weight-complex="normal"/>
    </style:style>
    <style:style style:name="T8" style:family="text">
      <style:text-properties officeooo:rsid="0002ae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p</text:span>ropietario<text:span text:style-name="T1">(</text:span><text:span text:style-name="T6">id</text:span><text:span text:style-name="T1">, tipo, nombre, apellidos, nif, direccion, cp, localidad, provincia, telefono, email, </text:span><text:span text:style-name="T4">path_logo</text:span><text:span text:style-name="T1">)</text:span></text:p>
      <text:p text:style-name="P3"><text:span text:style-name="T1">DF:{id-&gt;tipo, id-&gt;nombre, id-&gt;apellidos, id-&gt;nif, id-&gt;direccion, id-&gt;cp, id-&gt;localidad, id-&gt;provincia, id-&gt;telefono, id_&gt;email, </text:span><text:span text:style-name="T4">id-&gt;path_logo</text:span><text:span text:style-name="T1">}</text:span></text:p>
      <text:p text:style-name="P3"><text:span text:style-name="T1"/></text:p>
      <text:p text:style-name="P1"><text:span text:style-name="T8">p</text:span>rop_<text:span text:style-name="T8">i</text:span>nm<text:span text:style-name="T1">(</text:span><text:span text:style-name="T7">p</text:span><text:span text:style-name="T6">ropietario_</text:span><text:span text:style-name="T7">id</text:span><text:span text:style-name="T6">, </text:span><text:span text:style-name="T7">i</text:span><text:span text:style-name="T6">nmueble_</text:span><text:span text:style-name="T7">id</text:span><text:span text:style-name="T1">, pct_propiedad)</text:span></text:p>
      <text:p text:style-name="P3"><text:span text:style-name="T1">DF:{(propietario_id, inmueble_id)-&gt;pct_propiedad}</text:span></text:p>
      <text:p text:style-name="P3"><text:span text:style-name="T1"/></text:p>
      <text:p text:style-name="P1"><text:span text:style-name="T8">i</text:span>nmueble<text:span text:style-name="T1">(</text:span><text:span text:style-name="T6">id</text:span><text:span text:style-name="T1">, ref_catastral, direccion, cp, localidad, provincia, plazas, superficie, n_habitaciones, n_banhos, descripcion)</text:span></text:p>
      <text:p text:style-name="P3"><text:span text:style-name="T1">DF:{id-&gt;ref_catastral, id-&gt;direccion, id-&gt;cp, id-&gt;localidad, id-&gt;provincia, id-&gt;plazas, id-&gt;superficie, </text:span><text:span text:style-name="T3">id-&gt;n_habitaciones, id-&gt;n_banhos, <text:s/>id-&gt;descripcion}</text:span></text:p>
      <text:p text:style-name="P1"><text:span text:style-name="T1"/></text:p>
      <text:p text:style-name="P1"><text:span text:style-name="T8">f</text:span>oto<text:span text:style-name="T1">(</text:span><text:span text:style-name="T6">path, </text:span><text:span text:style-name="T7">i</text:span><text:span text:style-name="T6">nmueble_</text:span><text:span text:style-name="T7">id</text:span><text:span text:style-name="T1">)</text:span></text:p>
      <text:p text:style-name="P4"><text:span text:style-name="T1">DF:{}</text:span></text:p>
      <text:p text:style-name="P1"><text:span text:style-name="T1"/></text:p>
      <text:p text:style-name="P1"><text:span text:style-name="T8">p</text:span>recio<text:span text:style-name="T1">(</text:span><text:span text:style-name="T6">id, </text:span><text:span text:style-name="T7">i</text:span><text:span text:style-name="T6">nmueble_</text:span><text:span text:style-name="T7">id</text:span><text:span text:style-name="T1">,</text:span><text:span text:style-name="T2">m</text:span><text:span text:style-name="T1">e</text:span><text:span text:style-name="T2">r</text:span><text:span text:style-name="T1">es_</text:span><text:span text:style-name="T2">id</text:span><text:span text:style-name="T1">,precio, fecha_ini, fecha_fin, tipo)</text:span></text:p>
      <text:p text:style-name="P4"><text:span text:style-name="T1">DF:{(id, inmueble_id)-&gt;meres_id, (id, inmueble_id)-&gt;precio, (id, inmueble_id)-&gt; fecha_ini, (id, inmueble_id)-&gt; fecha_fin, (id, inmueble_id)-&gt; tipo}</text:span></text:p>
      <text:p text:style-name="P1"><text:span text:style-name="T1"/></text:p>
      <text:p text:style-name="P1"><text:span text:style-name="T8">m</text:span>edio_reserva<text:span text:style-name="T1">(</text:span><text:span text:style-name="T6">id</text:span><text:span text:style-name="T1">, tipo, nombre)</text:span></text:p>
      <text:p text:style-name="P4"><text:span text:style-name="T1">DF:{id-&gt;tipo, id-&gt;nombre}</text:span></text:p>
      <text:p text:style-name="P1"><text:span text:style-name="T1"/></text:p>
      <text:p text:style-name="P2"><text:span text:style-name="T8">r</text:span>eserva<text:span text:style-name="T1">(</text:span><text:span text:style-name="T6">i</text:span><text:span text:style-name="T7">n</text:span><text:span text:style-name="T6">mueble_</text:span><text:span text:style-name="T7">id</text:span><text:span text:style-name="T6">, </text:span><text:span text:style-name="T7">c</text:span><text:span text:style-name="T6">liente_</text:span><text:span text:style-name="T7">id</text:span><text:span text:style-name="T6">, </text:span><text:span text:style-name="T7">m</text:span><text:span text:style-name="T6">ed</text:span><text:span text:style-name="T7">r</text:span><text:span text:style-name="T6">es_</text:span><text:span text:style-name="T7">id</text:span><text:span text:style-name="T1">, estado, fecha_ini, fecha_fin)</text:span></text:p>
      <text:p text:style-name="P4"><text:span text:style-name="T1">DF:{(inmueble_id, cliente_id, medres_id)-&gt;estado, (inmueble_id, cliente_id, medres_id)-&gt;fecha_ini, (inmueble_id, cliente_id, medres_id)-&gt;fecha_fin}</text:span></text:p>
      <text:p text:style-name="P4"><text:span text:style-name="T1"/></text:p>
      <text:p text:style-name="P2"><text:span text:style-name="T8">i</text:span>nm_<text:span text:style-name="T8">m</text:span>ed<text:span text:style-name="T8">r</text:span>es<text:span text:style-name="T1">(</text:span><text:span text:style-name="T6">inmueble_</text:span><text:span text:style-name="T7">id</text:span><text:span text:style-name="T6">, </text:span><text:span text:style-name="T7">m</text:span><text:span text:style-name="T6">ed</text:span><text:span text:style-name="T7">r</text:span><text:span text:style-name="T6">es_</text:span><text:span text:style-name="T7">id</text:span><text:span text:style-name="T6">,</text:span><text:span text:style-name="T1"> fecha_alta, fecha_baja, url)</text:span></text:p>
      <text:p text:style-name="P5"><text:span text:style-name="T1">DF:{(inmueble_id, medres_id)-&gt;</text:span><text:span text:style-name="T4">fecha_alta, </text:span><text:span text:style-name="T1">(inmueble_id, medres_id)-&gt;</text:span><text:span text:style-name="T4">fecha_baja, </text:span><text:span text:style-name="T1">(inmueble_id, medres_id)-&gt;</text:span><text:span text:style-name="T4">url}</text:span></text:p>
      <text:p text:style-name="P2"><text:span text:style-name="T1"/></text:p>
      <text:p text:style-name="P2"><text:span text:style-name="T8">c</text:span>liente<text:span text:style-name="T1">(</text:span><text:span text:style-name="T6">id</text:span><text:span text:style-name="T1">, nombre, apellidos, nif, direccion, cp, localidad, provincia, telefono, email, valoracion, comentarios)</text:span></text:p>
      <text:p text:style-name="P6"><text:span text:style-name="T1">DF:{</text:span><text:span text:style-name="T5">id-&gt;nombre, id-&gt;apellidos, id-&gt;nif, id-&gt;direccion, id-&gt;cp, id-&gt;localidad, id-&gt;provincia, id-&gt;telefono, id_&gt;email,</text:span><text:span text:style-name="T1">id-&gt;valoracion, id-&gt;comentarios}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an Manuel Cardeso García</meta:initial-creator>
    <meta:creation-date>2020-04-30T19:53:00.998000000</meta:creation-date>
    <dc:date>2020-04-30T20:59:40.396000000</dc:date>
    <dc:creator>Juan Manuel Cardeso García</dc:creator>
    <meta:editing-duration>PT23M7S</meta:editing-duration>
    <meta:editing-cycles>4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8" meta:word-count="123" meta:character-count="1585" meta:non-whitespace-character-count="1479"/>
  </office:meta>
</office:document-meta>
</file>